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 style:master-page-name="Commun_20__28_portrait_29_">
      <style:paragraph-properties style:page-number="auto"/>
      <style:text-properties officeooo:paragraph-rsid="0018302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_20_3" draw:display-name="Dashed (var) 3" draw:style="rect" draw:dots1="1" draw:distance="29%"/>
    <draw:stroke-dash draw:name="Dashed_20__28_var_29__20_4" draw:display-name="Dashed (var) 4" draw:style="rect" draw:dots1="1" draw:distance="2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>
        <style:tab-stops/>
        <style:drop-cap/>
      </style:paragraph-properties>
      <style:text-properties fo:color="#000000" fo:font-size="110%" fo:font-style="italic" style:text-underline-style="solid" style:text-underline-width="bold" style:text-underline-color="#ff0000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fo:color="#000000" fo:font-size="105%" fo:font-style="italic" style:text-underline-style="solid" style:text-underline-width="bold" style:text-underline-color="#800080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000000" fo:font-size="14pt" fo:font-style="italic" style:text-underline-style="solid" style:text-underline-width="bold" style:text-underline-color="#2a6099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000000" fo:font-size="95%" fo:font-style="italic" style:text-underline-style="solid" style:text-underline-width="bold" style:text-underline-color="#000000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color="#000000" fo:font-size="16pt" fo:font-style="italic" style:text-underline-style="wave" style:text-underline-width="bold" style:text-underline-color="#ff0000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style:num-suffix=")" style:num-format="A">
        <style:list-level-properties text:list-level-position-and-space-mode="label-alignment">
          <style:list-level-label-alignment text:label-followed-by="space" fo:text-indent="0.49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 style:next-style-name="Commun_20__28_portrait_29_">
      <style:footer>
        <text:p text:style-name="MP1"/>
      </style:footer>
    </style:master-page>
    <style:master-page style:name="Commun_20__28_portrait_29_" style:display-name="Commun (portrait)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2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  <style:master-page style:name="Commun_20__28_paysage_29_" style:display-name="Commun (paysage)" style:page-layout-name="Mpm10">
      <style:footer>
        <text:p text:style-name="Footer"/>
      </style:footer>
      <loext:footer-first>
        <text:p text:style-name="Footer"/>
      </loext:footer-first>
    </style:master-page>
    <style:master-page style:name="Damien_20__28_portrait_29_" style:display-name="Damien (portrait)" style:page-layout-name="Mpm11">
      <style:footer>
        <text:p text:style-name="Footer"/>
      </style:footer>
      <loext:footer-first>
        <text:p text:style-name="Footer"/>
      </loext:footer-first>
    </style:master-page>
    <style:master-page style:name="Damien_20__28_paysage_29_" style:display-name="Damien (paysage)" style:page-layout-name="Mpm10">
      <style:footer>
        <text:p text:style-name="Footer"/>
      </style:footer>
      <loext:footer-first>
        <text:p text:style-name="Footer"/>
      </loext:footer-first>
    </style:master-page>
    <style:master-page style:name="Maëva_20__28_portrait_29_" style:display-name="Maëva (portrait)" style:page-layout-name="Mpm11">
      <style:footer>
        <text:p text:style-name="Footer"/>
      </style:footer>
      <loext:footer-first>
        <text:p text:style-name="Footer"/>
      </loext:footer-first>
    </style:master-page>
    <style:master-page style:name="Maëva_20__28_paysage_29_" style:display-name="Maëva (paysage)" style:page-layout-name="Mpm10">
      <style:footer>
        <text:p text:style-name="Footer"/>
      </style:footer>
      <loext:footer-first>
        <text:p text:style-name="Footer"/>
      </loext:footer-first>
    </style:master-page>
    <style:master-page style:name="Ouijdane_20__28_portrait_29_" style:display-name="Ouijdane (portrait)" style:page-layout-name="Mpm11">
      <style:footer>
        <text:p text:style-name="Footer"/>
      </style:footer>
      <loext:footer-first>
        <text:p text:style-name="Footer"/>
      </loext:footer-first>
    </style:master-page>
    <style:master-page style:name="Ouijdane_20__28_paysage_29_" style:display-name="Ouijdane (paysage)" style:page-layout-name="Mpm10">
      <style:footer>
        <text:p text:style-name="Footer"/>
      </style:footer>
      <loext:footer-first>
        <text:p text:style-name="Footer"/>
      </loext:footer-first>
    </style:master-page>
    <style:master-page style:name="Yoann_20__28_portrait_29_" style:display-name="Yoann (portrait)" style:page-layout-name="Mpm11">
      <style:footer>
        <text:p text:style-name="Footer"/>
      </style:footer>
    </style:master-page>
    <style:master-page style:name="Yoann_20__28_paysage_29_" style:display-name="Yoann (paysage)" style:page-layout-name="Mpm10">
      <style:footer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21T11:06:11.708443004</meta:creation-date>
    <dc:date>2021-01-21T14:34:53.412762523</dc:date>
    <meta:editing-duration>PT37M30S</meta:editing-duration>
    <meta:editing-cycles>6</meta:editing-cycles>
    <meta:generator>LibreOffice/6.3.5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